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c0c0c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_20__28_var_29_" svg:stroke-width="0.05cm" draw:marker-start-width="0.275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1cm" svg:stroke-color="#c0c0c0" draw:marker-start-width="0.35cm" draw:marker-end-width="0.35cm" draw:stroke-linejoin="miter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35cm" draw:marker-end-width="0.35cm" draw:stroke-linejoin="miter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swiss" style:font-pitch="variable" fo:font-size="11pt" style:font-size-asian="18pt" style:font-size-complex="18pt"/>
    </style:style>
    <style:style style:name="T1" style:family="text">
      <style:text-properties fo:color="#808080" fo:font-family="Arial" style:font-family-generic="swiss" style:font-pitch="variable" fo:font-size="11pt" style:font-size-asian="18pt" style:font-size-complex="18pt"/>
    </style:style>
    <style:style style:name="T2" style:family="text">
      <style:text-properties fo:font-family="Arial" style:font-family-generic="swiss" style:font-pitch="variable"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5cm" svg:height="1.5cm" svg:x="6.5cm" svg:y="5cm">
          <text:p text:style-name="P1"><text:span text:style-name="T1">Xtext</text:span></text:p>
          <text:p text:style-name="P1"><text:span text:style-name="T1">seriali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25cm" svg:y1="5cm" svg:x2="12.25cm" svg:y2="3.5cm" draw:start-shape="id1" draw:start-glue-point="0" draw:end-shape="id2" draw:end-glue-point="2" svg:d="m12250 5000v-1500">
          <text:p/>
        </draw:connector>
        <draw:connector draw:style-name="gr2" draw:text-style-name="P1" draw:layer="layout" draw:type="line" svg:x1="3.25cm" svg:y1="12cm" svg:x2="3.25cm" svg:y2="13.5cm" draw:start-shape="id3" draw:start-glue-point="2" draw:end-shape="id4" draw:end-glue-point="0" svg:d="m3250 12000v1500">
          <text:p/>
        </draw:connector>
        <draw:connector draw:style-name="gr2" draw:text-style-name="P1" draw:layer="layout" draw:type="line" svg:x1="3.25cm" svg:y1="5cm" svg:x2="3.25cm" svg:y2="3.5cm" draw:start-shape="id5" draw:start-glue-point="0" draw:end-shape="id6" draw:end-glue-point="2" svg:d="m3250 5000v-1500">
          <text:p/>
        </draw:connector>
        <draw:connector draw:style-name="gr3" draw:text-style-name="P1" draw:layer="layout" draw:type="line" svg:x1="9cm" svg:y1="5.75cm" svg:x2="10.5cm" svg:y2="5.75cm" draw:start-shape="id7" draw:start-glue-point="10" draw:end-shape="id1" draw:end-glue-point="3" svg:d="m9000 5750h1500">
          <text:p/>
        </draw:connector>
        <draw:connector draw:style-name="gr3" draw:text-style-name="P1" draw:layer="layout" draw:type="line" svg:x1="1.5cm" svg:y1="5.75cm" svg:x2="6.5cm" svg:y2="5.75cm" draw:start-shape="id5" draw:start-glue-point="3" draw:end-shape="id7" draw:end-glue-point="6" svg:d="m1500 5750h5000">
          <text:p/>
        </draw:connector>
        <draw:custom-shape draw:style-name="gr1" draw:text-style-name="P2" xml:id="id8" draw:id="id8" draw:layer="layout" svg:width="2.5cm" svg:height="1.5cm" svg:x="6.5cm" svg:y="1.75cm">
          <text:p text:style-name="P1"><text:span text:style-name="T1">Xtext</text:span></text:p>
          <text:p text:style-name="P1"><text:span text:style-name="T1">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cm" svg:y1="2.5cm" svg:x2="5cm" svg:y2="2.5cm" draw:start-shape="id8" draw:start-glue-point="6" draw:end-shape="id6" svg:d="m6500 2500h-1500">
          <text:p/>
        </draw:connector>
        <draw:connector draw:style-name="gr3" draw:text-style-name="P1" draw:layer="layout" draw:type="line" svg:x1="10.5cm" svg:y1="2.5cm" svg:x2="9cm" svg:y2="2.5cm" draw:start-shape="id2" draw:start-glue-point="3" draw:end-shape="id8" draw:end-glue-point="10" svg:d="m10500 2500h-1500">
          <text:p/>
        </draw:connector>
        <draw:custom-shape draw:style-name="gr1" draw:text-style-name="P2" xml:id="id9" draw:id="id9" draw:layer="layout" svg:width="3.5cm" svg:height="2cm" svg:x="1.5cm" svg:y="7.5cm">
          <text:p text:style-name="P1"><text:span text:style-name="T1">M2M</text:span></text:p>
          <text:p text:style-name="P1"><text:span text:style-name="T1">Transformation</text:span></text:p>
          <text:p text:style-name="P1"><text:span text:style-name="T1">(Xten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5cm" svg:y1="10.5cm" svg:x2="3.25cm" svg:y2="9.5cm" draw:start-shape="id3" draw:start-glue-point="0" draw:end-shape="id9" draw:end-glue-point="8" svg:d="m3250 10500v-1000">
          <text:p/>
        </draw:connector>
        <draw:connector draw:style-name="gr3" draw:text-style-name="P1" draw:layer="layout" draw:type="line" svg:x1="3.25cm" svg:y1="7.5cm" svg:x2="3.25cm" svg:y2="6.5cm" draw:start-shape="id9" draw:start-glue-point="4" draw:end-shape="id5" draw:end-glue-point="2" svg:d="m3250 7500v-1000">
          <text:p/>
        </draw:connector>
        <draw:connector draw:style-name="gr3" draw:text-style-name="P1" draw:layer="layout" draw:type="line" svg:x1="12.25cm" svg:y1="6.5cm" svg:x2="12.25cm" svg:y2="7.8cm" draw:start-shape="id1" draw:end-shape="id10" draw:end-glue-point="4" svg:d="m12250 6500v1300">
          <text:p/>
        </draw:connector>
        <draw:connector draw:style-name="gr3" draw:text-style-name="P1" draw:layer="layout" draw:type="line" svg:x1="12.25cm" svg:y1="9.3cm" svg:x2="12.25cm" svg:y2="10.5cm" draw:start-shape="id10" draw:start-glue-point="8" draw:end-shape="id11" draw:end-glue-point="0" svg:d="m12250 9300v1200">
          <text:p/>
        </draw:connector>
        <draw:connector draw:style-name="gr2" draw:text-style-name="P1" draw:layer="layout" draw:type="line" svg:x1="12.25cm" svg:y1="12cm" svg:x2="12.25cm" svg:y2="13.5cm" draw:start-shape="id11" draw:end-shape="id12" draw:end-glue-point="0" svg:d="m12250 12000v1500">
          <text:p/>
        </draw:connector>
        <draw:custom-shape draw:style-name="gr4" draw:text-style-name="P3" xml:id="id6" draw:id="id6" draw:layer="layout" svg:width="3.5cm" svg:height="2cm" svg:x="1.5cm" svg:y="1.5cm">
          <text:p text:style-name="P3"><text:span text:style-name="T2">AST Model</text:span></text:p>
          <text:p text:style-name="P3"><text:span text:style-name="T2">of the language</text:span></text:p>
          <text:p text:style-name="P3"><text:span text:style-name="T2">(EMF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5cm" svg:height="2cm" svg:x="1.5cm" svg:y="13.5cm">
          <text:p text:style-name="P3"><text:span text:style-name="T2">Reprotool</text:span></text:p>
          <text:p text:style-name="P3"><text:span text:style-name="T2">Meta-model</text:span></text:p>
          <text:p text:style-name="P3"><text:span text:style-name="T2">(EMF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5cm" svg:height="2cm" svg:x="10.5cm" svg:y="1.5cm">
          <draw:glue-point draw:id="4" svg:x="3.571cm" svg:y="-5.333cm"/>
          <draw:glue-point draw:id="5" svg:x="5.142cm" svg:y="-2.833cm"/>
          <text:p text:style-name="P3"><text:span text:style-name="T2">Model-checker</text:span></text:p>
          <text:p text:style-name="P3"><text:span text:style-name="T2">Input Language</text:span></text:p>
          <text:p text:style-name="P3"><text:span text:style-name="T2">(Xtext Grammar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3.5cm" svg:height="1.5cm" svg:x="10.5cm" svg:y="5cm">
          <text:p text:style-name="P1"><text:span text:style-name="T2">Generated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.5cm" svg:height="1.5cm" svg:x="1.5cm" svg:y="5cm">
          <text:p text:style-name="P1"><text:span text:style-name="T2">Generated</text:span></text:p>
          <text:p text:style-name="P1"><text:span text:style-name="T2">AS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3.5cm" svg:height="1.5cm" svg:x="1.5cm" svg:y="10.5cm">
          <text:p text:style-name="P1"><text:span text:style-name="T2">Concrete SW</text:span></text:p>
          <text:p text:style-name="P1"><text:span text:style-name="T2">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cm" svg:height="1.5cm" svg:x="11cm" svg:y="7.8cm">
          <text:p text:style-name="P1"><text:span text:style-name="T1">Model</text:span></text:p>
          <text:p text:style-name="P1"><text:span text:style-name="T1">Che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3.5cm" svg:height="2cm" svg:x="10.5cm" svg:y="13.5cm">
          <text:p text:style-name="P3"><text:span text:style-name="T2">Counter-Example</text:span></text:p>
          <text:p text:style-name="P3"><text:span text:style-name="T2">meta-model</text:span></text:p>
          <text:p text:style-name="P3"><text:span text:style-name="T2">(EMF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5cm" svg:height="1.5cm" svg:x="10.5cm" svg:y="10.5cm">
          <text:p text:style-name="P1"><text:span text:style-name="T2">Generated</text:span></text:p>
          <text:p text:style-name="P1"><text:span text:style-name="T2">Counter-examp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3T11:28:58</meta:creation-date>
    <dc:date>2011-11-23T12:52:24</dc:date>
    <meta:editing-duration>PT23M41S</meta:editing-duration>
    <meta:editing-cycles>7</meta:editing-cycles>
    <meta:generator>LibreOffice/3.3$Linux LibreOffice_project/330m19$Build-202</meta:generator>
    <meta:document-statistic meta:object-count="24"/>
  </office:meta>
</office:document-meta>
</file>